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1ad70" officeooo:paragraph-rsid="0011ad70" style:font-size-asian="18pt" style:font-weight-asian="bold" style:font-size-complex="18pt" style:font-weight-complex="bold"/>
    </style:style>
    <style:style style:name="T1" style:family="text">
      <style:text-properties officeooo:rsid="0011ad70"/>
    </style:style>
    <style:style style:name="T2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2</text:span></text:p>
      <text:p text:style-name="P2"><text:span text:style-name="T2">Name: Ibrahim Shnouda</text:span></text:p>
      <text:p text:style-name="P2"><text:span text:style-name="T2">Group: IoT701-A</text:span></text:p>
      <text:p text:style-name="P2"><text:span text:style-name="T2">Facilitator: Eng.Ehab Elsayed</text:span></text:p>
      <text:p text:style-name="P2"><text:span text:style-name="T2">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01T11:38:02.378312565</dc:date>
    <meta:editing-duration>PT2M29S</meta:editing-duration>
    <meta:editing-cycles>1</meta:editing-cycles>
    <meta:document-statistic meta:table-count="0" meta:image-count="0" meta:object-count="0" meta:page-count="1" meta:paragraph-count="5" meta:word-count="13" meta:character-count="187" meta:non-whitespace-character-count="179"/>
    <meta:generator>LibreOffice/7.3.7.2$Linux_X86_64 LibreOffice_project/30$Build-2</meta:generator>
  </office:meta>
</office:document-meta>
</file>